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6.503cm" fo:margin-left="-0.123cm" table:align="left"/>
    </style:style>
    <style:style style:name="Tabla2.A" style:family="table-column">
      <style:table-column-properties style:column-width="5.292cm"/>
    </style:style>
    <style:style style:name="Tabla2.B" style:family="table-column">
      <style:table-column-properties style:column-width="11.211cm"/>
    </style:style>
    <style:style style:name="Tabla2.1" style:family="table-row">
      <style:table-row-properties style:min-row-height="1.39cm" style:use-optimal-row-height="false"/>
    </style:style>
    <style:style style:name="Tabla2.A1" style:family="table-cell">
      <style:table-cell-properties style:vertical-align="bottom" fo:background-color="#ffffff" fo:padding-left="0.115cm" fo:padding-right="0.123cm" fo:padding-top="0cm" fo:padding-bottom="0cm" fo:border="0.5pt solid #00000a" style:writing-mode="lr-tb">
        <style:background-image/>
      </style:table-cell-properties>
    </style:style>
    <style:style style:name="Tabla2.B1" style:family="table-cell">
      <style:table-cell-properties style:vertical-align="middle" fo:background-color="#ffffff" fo:padding-left="0.123cm" fo:padding-right="0.123cm" fo:padding-top="0cm" fo:padding-bottom="0cm" fo:border="0.5pt solid #00000a" style:writing-mode="page">
        <style:background-image/>
      </style:table-cell-properties>
    </style:style>
    <style:style style:name="Tabla2.2" style:family="table-row">
      <style:table-row-properties style:min-row-height="0.529cm" style:use-optimal-row-height="false"/>
    </style:style>
    <style:style style:name="Tabla2.A2" style:family="table-cell">
      <style:table-cell-properties style:vertical-align="middle" fo:background-color="#f2f2f2" fo:padding-left="0.115cm" fo:padding-right="0.123cm" fo:padding-top="0cm" fo:padding-bottom="0cm" fo:border="0.5pt solid #00000a" style:writing-mode="lr-tb">
        <style:background-image/>
      </style:table-cell-properties>
    </style:style>
    <style:style style:name="Tabla2.B2" style:family="table-cell">
      <style:table-cell-properties style:vertical-align="middle" fo:background-color="#f2f2f2" fo:padding-left="0.123cm" fo:padding-right="0.123cm" fo:padding-top="0cm" fo:padding-bottom="0cm" fo:border="0.5pt solid #00000a" style:writing-mode="lr-tb">
        <style:background-image/>
      </style:table-cell-properties>
    </style:style>
    <style:style style:name="Tabla2.A3" style:family="table-cell">
      <style:table-cell-properties style:vertical-align="middle" fo:background-color="#ffffff" fo:padding-left="0.115cm" fo:padding-right="0.123cm" fo:padding-top="0cm" fo:padding-bottom="0cm" fo:border="0.5pt solid #00000a" style:writing-mode="lr-tb">
        <style:background-image/>
      </style:table-cell-properties>
    </style:style>
    <style:style style:name="Tabla2.B3" style:family="table-cell">
      <style:table-cell-properties style:vertical-align="middle" fo:background-color="#ffffff" fo:padding-left="0.123cm" fo:padding-right="0.123cm" fo:padding-top="0cm" fo:padding-bottom="0cm" fo:border="0.5pt solid #00000a" style:writing-mode="lr-tb">
        <style:background-image/>
      </style:table-cell-properties>
    </style:style>
    <style:style style:name="Tabla2.13" style:family="table-row">
      <style:table-row-properties style:min-row-height="0.556cm" style:use-optimal-row-height="false"/>
    </style:style>
    <style:style style:name="P1" style:family="paragraph" style:parent-style-name="Standard">
      <style:paragraph-properties fo:line-height="115%"/>
      <style:text-properties style:text-underline-style="none" fo:font-weight="bold" officeooo:rsid="00212ae4" officeooo:paragraph-rsid="001e50b4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e50b4" officeooo:paragraph-rsid="001e50b4" style:font-weight-asian="bold" style:font-weight-complex="bold"/>
    </style:style>
    <style:style style:name="P3" style:family="paragraph" style:parent-style-name="Standard">
      <style:text-properties style:text-underline-style="none" officeooo:rsid="001e50b4" officeooo:paragraph-rsid="001e50b4"/>
    </style:style>
    <style:style style:name="P4" style:family="paragraph" style:parent-style-name="Standard">
      <style:text-properties style:text-underline-style="none" officeooo:rsid="001e50b4" officeooo:paragraph-rsid="0028017d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e50b4" officeooo:paragraph-rsid="00338182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e50b4" officeooo:paragraph-rsid="001e50b4"/>
    </style:style>
    <style:style style:name="P7" style:family="paragraph" style:parent-style-name="Standard">
      <style:text-properties style:text-underline-style="none" officeooo:rsid="001e50b4" officeooo:paragraph-rsid="00367ac0"/>
    </style:style>
    <style:style style:name="P8" style:family="paragraph" style:parent-style-name="Standard">
      <style:text-properties style:text-underline-style="none" officeooo:rsid="001e50b4" officeooo:paragraph-rsid="003f2597"/>
    </style:style>
    <style:style style:name="P9" style:family="paragraph" style:parent-style-name="Standard">
      <style:text-properties style:text-underline-style="none" officeooo:rsid="001e50b4" officeooo:paragraph-rsid="005ec9b3"/>
    </style:style>
    <style:style style:name="P10" style:family="paragraph" style:parent-style-name="Standard">
      <style:text-properties style:text-underline-style="none" officeooo:rsid="001e50b4" officeooo:paragraph-rsid="003d798c"/>
    </style:style>
    <style:style style:name="P11" style:family="paragraph" style:parent-style-name="Standard">
      <style:text-properties style:text-underline-style="none" officeooo:rsid="003d798c" officeooo:paragraph-rsid="003d798c"/>
    </style:style>
    <style:style style:name="P12" style:family="paragraph" style:parent-style-name="Standard">
      <style:paragraph-properties fo:text-align="center" style:justify-single-word="false"/>
      <style:text-properties style:text-underline-style="none" officeooo:rsid="004024cf" officeooo:paragraph-rsid="004024cf"/>
    </style:style>
    <style:style style:name="P13" style:family="paragraph" style:parent-style-name="Standard">
      <style:text-properties style:text-underline-style="none" officeooo:rsid="004b8435" officeooo:paragraph-rsid="004b8435"/>
    </style:style>
    <style:style style:name="P14" style:family="paragraph" style:parent-style-name="Standard">
      <style:text-properties style:text-underline-style="none" officeooo:rsid="004d413b" officeooo:paragraph-rsid="004d413b"/>
    </style:style>
    <style:style style:name="P15" style:family="paragraph" style:parent-style-name="Standard">
      <style:text-properties style:text-underline-style="none" officeooo:rsid="0052f411" officeooo:paragraph-rsid="005ec9b3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5a46d4" officeooo:paragraph-rsid="005a46d4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5ccdf2" officeooo:paragraph-rsid="005ccdf2"/>
    </style:style>
    <style:style style:name="P18" style:family="paragraph" style:parent-style-name="Standard">
      <style:text-properties style:text-underline-style="none" fo:font-weight="normal" officeooo:rsid="005d142c" officeooo:paragraph-rsid="005d142c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5ec9b3" officeooo:paragraph-rsid="005ec9b3" style:font-weight-asian="normal" style:font-weight-complex="normal"/>
    </style:style>
    <style:style style:name="P20" style:family="paragraph" style:parent-style-name="Standard">
      <style:text-properties fo:font-weight="bold" officeooo:paragraph-rsid="001e50b4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language="es" fo:country="ES" style:text-underline-style="solid" style:text-underline-width="auto" style:text-underline-color="font-color" officeooo:rsid="001e50b4" officeooo:paragraph-rsid="003d3ffd" style:font-size-asian="12pt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fo:language="es" fo:country="ES" style:text-underline-style="solid" style:text-underline-width="auto" style:text-underline-color="font-color" officeooo:paragraph-rsid="003d3ffd" style:font-size-asian="12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language="es" fo:country="ES" style:text-underline-style="none" fo:font-weight="normal" officeooo:paragraph-rsid="003f2597" style:font-size-asian="12pt" style:font-weight-asian="normal" style:font-name-complex="Arial"/>
    </style:style>
    <style:style style:name="P24" style:family="paragraph" style:parent-style-name="Standard">
      <style:text-properties fo:font-weight="normal" officeooo:rsid="004b8435" officeooo:paragraph-rsid="004b843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Arial" fo:font-size="10pt" fo:font-weight="bold" officeooo:rsid="005ec9b3" officeooo:paragraph-rsid="005ec9b3" style:font-size-asian="10pt" style:language-asian="es" style:country-asian="ES" style:font-weight-asian="bold" style:font-name-complex="Arial" style:font-size-complex="10pt" style:font-weight-complex="bold" style:text-rotation-angle="90" style:text-rotation-scale="line-height"/>
    </style:style>
    <style:style style:name="P26" style:family="paragraph" style:parent-style-name="Standard">
      <style:text-properties fo:color="#000000" style:font-name="Arial" fo:font-size="10pt" fo:font-weight="bold" officeooo:paragraph-rsid="005ec9b3" style:font-size-asian="10pt" style:language-asian="es" style:country-asian="ES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d7a19" officeooo:paragraph-rsid="005ec9b3" style:font-size-asian="10pt" style:language-asian="es" style:country-asian="ES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df22c" officeooo:paragraph-rsid="005ec9b3" style:font-size-asian="10pt" style:language-asian="es" style:country-asian="ES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61b830" officeooo:paragraph-rsid="0061b830" style:font-size-asian="10pt" style:language-asian="es" style:country-asian="ES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6321ee" officeooo:paragraph-rsid="006321ee" style:font-size-asian="10pt" style:language-asian="es" style:country-asian="ES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655306" officeooo:paragraph-rsid="00655306" style:font-size-asian="10pt" style:language-asian="es" style:country-asian="ES" style:font-weight-asian="normal" style:font-name-complex="Arial" style:font-size-complex="10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language="es" fo:country="ES"/>
    </style:style>
    <style:style style:name="P33" style:family="paragraph" style:parent-style-name="Text_20_body">
      <style:text-properties fo:language="es" fo:country="ES" style:text-underline-style="none" officeooo:paragraph-rsid="003f2597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" fo:font-size="10pt" fo:font-weight="bold" officeooo:paragraph-rsid="005ec9b3" style:font-size-asian="10pt" style:language-asian="es" style:country-asian="ES" style:font-weight-asian="bold" style:font-name-complex="Arial" style:font-size-complex="10pt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0pt" fo:font-weight="bold" officeooo:paragraph-rsid="005ec9b3" style:font-size-asian="10pt" style:language-asian="es" style:country-asian="ES" style:font-weight-asian="bold" style:font-name-complex="Arial" style:font-size-complex="10pt" style:font-weight-complex="bold"/>
    </style:style>
    <style:style style:name="P37" style:family="paragraph" style:parent-style-name="Standard" style:list-style-name="L1">
      <style:text-properties style:text-underline-style="none" officeooo:rsid="001e50b4" officeooo:paragraph-rsid="001e50b4"/>
    </style:style>
    <style:style style:name="P38" style:family="paragraph" style:parent-style-name="Standard" style:list-style-name="L1">
      <style:text-properties style:text-underline-style="none" officeooo:rsid="001e50b4" officeooo:paragraph-rsid="0028017d"/>
    </style:style>
    <style:style style:name="P39" style:family="paragraph" style:parent-style-name="Standard" style:list-style-name="L1">
      <style:text-properties style:text-underline-style="none" officeooo:rsid="0061b830" officeooo:paragraph-rsid="0061b830"/>
    </style:style>
    <style:style style:name="P40" style:family="paragraph" style:parent-style-name="Standard" style:list-style-name="L2">
      <style:paragraph-properties fo:text-align="justify" style:justify-single-word="false"/>
      <style:text-properties style:text-underline-style="none" officeooo:rsid="005a46d4" officeooo:paragraph-rsid="005a46d4"/>
    </style:style>
    <style:style style:name="P41" style:family="paragraph" style:parent-style-name="Standard" style:list-style-name="L3">
      <style:paragraph-properties fo:text-align="justify" style:justify-single-word="false"/>
      <style:text-properties style:text-underline-style="none" officeooo:rsid="00665298" officeooo:paragraph-rsid="00665298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61b830" officeooo:paragraph-rsid="005ec9b3" style:font-size-asian="10pt" style:language-asian="es" style:country-asian="ES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6321ee" officeooo:paragraph-rsid="005ec9b3" style:font-size-asian="10pt" style:language-asian="es" style:country-asian="ES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63d2f7" officeooo:paragraph-rsid="005ec9b3" style:font-size-asian="10pt" style:language-asian="es" style:country-asian="ES" style:font-weight-asian="normal" style:font-name-complex="Ari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655306" officeooo:paragraph-rsid="005ec9b3" style:font-size-asian="10pt" style:language-asian="es" style:country-asian="ES" style:font-weight-asian="normal" style:font-name-complex="Arial" style:font-size-complex="10pt" style:font-weight-complex="normal"/>
    </style:style>
    <style:style style:name="T1" style:family="text">
      <style:text-properties officeooo:rsid="002e13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d798c" style:font-weight-asian="bold" style:font-weight-complex="bold"/>
    </style:style>
    <style:style style:name="T4" style:family="text">
      <style:text-properties fo:font-weight="bold" officeooo:rsid="002e1338" style:font-weight-asian="bold" style:font-weight-complex="bold"/>
    </style:style>
    <style:style style:name="T5" style:family="text">
      <style:text-properties fo:font-weight="bold" officeooo:rsid="001e50b4" style:font-weight-asian="bold" style:font-weight-complex="bold"/>
    </style:style>
    <style:style style:name="T6" style:family="text">
      <style:text-properties fo:font-weight="bold" officeooo:rsid="005d142c" style:font-weight-asian="bold" style:font-weight-complex="bold"/>
    </style:style>
    <style:style style:name="T7" style:family="text">
      <style:text-properties officeooo:rsid="0032691d"/>
    </style:style>
    <style:style style:name="T8" style:family="text">
      <style:text-properties officeooo:rsid="0039b3b6"/>
    </style:style>
    <style:style style:name="T9" style:family="text">
      <style:text-properties officeooo:rsid="003d3ffd"/>
    </style:style>
    <style:style style:name="T10" style:family="text">
      <style:text-properties style:font-name="Arial" fo:font-size="12pt" fo:language="es" fo:country="ES" fo:font-weight="normal" officeooo:rsid="0032691d" style:font-size-asian="12pt" style:font-weight-asian="normal" style:font-name-complex="Arial"/>
    </style:style>
    <style:style style:name="T11" style:family="text">
      <style:text-properties style:font-name="Arial" fo:font-size="12pt" fo:font-weight="normal" officeooo:rsid="0032691d" style:font-size-asian="12pt" style:font-weight-asian="normal" style:font-name-complex="Arial"/>
    </style:style>
    <style:style style:name="T12" style:family="text">
      <style:text-properties officeooo:rsid="004024cf"/>
    </style:style>
    <style:style style:name="T13" style:family="text">
      <style:text-properties officeooo:rsid="0042da70"/>
    </style:style>
    <style:style style:name="T14" style:family="text">
      <style:text-properties officeooo:rsid="0043f060"/>
    </style:style>
    <style:style style:name="T15" style:family="text">
      <style:text-properties officeooo:rsid="0044b6d9"/>
    </style:style>
    <style:style style:name="T16" style:family="text">
      <style:text-properties officeooo:rsid="004b04cb"/>
    </style:style>
    <style:style style:name="T17" style:family="text">
      <style:text-properties officeooo:rsid="0059d44a"/>
    </style:style>
    <style:style style:name="T18" style:family="text">
      <style:text-properties officeooo:rsid="005a46d4"/>
    </style:style>
    <style:style style:name="T19" style:family="text">
      <style:text-properties officeooo:rsid="005d142c"/>
    </style:style>
    <style:style style:name="T20" style:family="text">
      <style:text-properties officeooo:rsid="00158a1d"/>
    </style:style>
    <style:style style:name="T21" style:family="text">
      <style:text-properties officeooo:rsid="0061b830"/>
    </style:style>
    <style:style style:name="T22" style:family="text">
      <style:text-properties officeooo:rsid="006321ee"/>
    </style:style>
    <style:style style:name="T23" style:family="text">
      <style:text-properties officeooo:rsid="0063d2f7"/>
    </style:style>
    <style:style style:name="T24" style:family="text">
      <style:text-properties officeooo:rsid="006652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CTA DE REUNIÓN DEL EQUIPO EDUCATIVO DE</text:p>
      <text:p text:style-name="P21"><text:span text:style-name="T9">1</text:span>º CFGM <text:span text:style-name="T16">2º </text:span>EVALUACIÓN SIN NOTA 201<text:span text:style-name="T15">7</text:span>/1<text:span text:style-name="T15">8</text:span></text:p>
      <text:p text:style-name="P3"/>
      <text:p text:style-name="P7">En Haría, <text:span text:style-name="T8">siendo las 14</text:span> <text:span text:style-name="T8">horas del día 9 de mayo de 2018</text:span>, se reúne el Equipo Educativo de 1º de Ciclo <text:span text:style-name="T1">F</text:span>ormativo de Grado Medio Sistemas Microinformáticos y Redes para llevar a cabo la primera evaluación sin nota <text:span text:style-name="T9">del citado grupo</text:span>.</text:p>
      <text:p text:style-name="P3"/>
      <text:p text:style-name="P3">Asisten <text:span text:style-name="T12">a la sesión </text:span>los siguientes profesores:</text:p>
      <text:list xml:id="list1544661274" text:style-name="L1">
        <text:list-header>
          <text:p text:style-name="P37"/>
        </text:list-header>
        <text:list-item>
          <text:p text:style-name="P37">Iván Chillón García: Redes Locales (RDE) <text:span text:style-name="T13">y tutor</text:span></text:p>
        </text:list-item>
        <text:list-item>
          <text:p text:style-name="P37">Etiel Dominguez Sánchez – <text:span text:style-name="T1">Montaje y Mantenimiento de Equipos (MJE) </text:span>y Sistemas O<text:span text:style-name="T1">p</text:span>erativos M<text:span text:style-name="T1">o</text:span>nopuestos <text:span text:style-name="T1">(SSV).</text:span></text:p>
        </text:list-item>
        <text:list-item>
          <text:p text:style-name="P39">Leticia Vega Rodríguez (FOL)</text:p>
        </text:list-item>
        <text:list-item>
          <text:p text:style-name="P38"><text:span text:style-name="T13">Francisco Atoche Betancort</text:span> – Aplicaciones Ofimáticas (AIF).</text:p>
        </text:list-item>
      </text:list>
      <text:p text:style-name="P4"/>
      <text:p text:style-name="P10"><text:span text:style-name="T2">O</text:span><text:span text:style-name="T3">RDEN DEL DÍA:</text:span></text:p>
      <text:p text:style-name="P11">- Informe del alumnado.</text:p>
      <text:p text:style-name="P11">- Evaluación general del alumnado.</text:p>
      <text:p text:style-name="P11">- Toma de acuerdos.</text:p>
      <text:p text:style-name="P3"/>
      <text:p text:style-name="P2">DESARROLLO DE LA SESIÓN</text:p>
      <text:p text:style-name="P3"/>
      <text:p text:style-name="P20">1- <text:span text:style-name="T19">Informe del alumnado</text:span></text:p>
      <text:p text:style-name="P20"/>
      <text:p text:style-name="P24">Se trata de 20 alumnos, <text:span text:style-name="T17">no</text:span> se ha producido respecto a la sesión de evaluación de la <text:span text:style-name="T17">2</text:span>ª evaluación la baja de <text:span text:style-name="T17">ningún alumno, pero se está gestionando la baja de oficio de Alain Laita Solachi por haber abandonado el ciclo.</text:span></text:p>
      <text:p text:style-name="P24"/>
      <text:p text:style-name="P13"><text:span text:style-name="T2">2. </text:span><text:span text:style-name="T6">Evaluación general del a</text:span><text:span text:style-name="T2">lumnado</text:span></text:p>
      <text:p text:style-name="P8"/>
      <text:p text:style-name="P13">Destacar que desde el departamento de orientación se <text:span text:style-name="T17">continua con el</text:span> seguimiento del alumno Rubén Calero Saavedra. <text:span text:style-name="T17">Debido a los episodios de crisis de ansiedad del alumno se ha mantenido reunión en la unidad de salud mental con el psicólogo, psiquiatra y trabajadora social del alumno junto con la orientadora del centro, en dicha reunión se acuerda ...</text:span></text:p>
      <text:p text:style-name="P13"/>
      <text:p text:style-name="P14"><text:span text:style-name="T18">No s</text:span>e le ha hecho llegar al alumnado <text:span text:style-name="T18">nuevas </text:span>notificaciones de absentismo <text:span text:style-name="T18">respecto a las enviadas en la sesión de evaluación del segundo trimestre.</text:span></text:p>
      <text:p text:style-name="P14"/>
      <text:p text:style-name="P18">Se observa mejora del clima en el aula, pese a ello el nivel de esfuerzo y estudio general sigue siendo bajo y los alumnos apenas trabajan en casa. </text:p>
      <text:p text:style-name="P18"/>
      <text:p text:style-name="P19">La valoración individualizada de los alumnos es la siguiente:</text:p>
      <text:p text:style-name="P18"/>
      <text:p text:style-name="P1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6">NOMBRE ALUMNO</text:p>
          </table:table-cell>
          <table:table-cell table:style-name="Tabla2.B1" office:value-type="string">
            <text:p text:style-name="P25"/>
          </table:table-cell>
        </table:table-row>
        <table:table-row table:style-name="Tabla2.2">
          <table:table-cell table:style-name="Tabla2.A2" office:value-type="string">
            <text:p text:style-name="P35">Avilés Gómez, Randy Andrés</text:p>
          </table:table-cell>
          <table:table-cell table:style-name="Tabla2.B2" office:value-type="string">
            <text:p text:style-name="P29">Ha empezado a entregar actividades en los módulos en los que no participaba y está preparando mejor los exámenes</text:p>
          </table:table-cell>
        </table:table-row>
        <table:table-row table:style-name="Tabla2.2">
          <table:table-cell table:style-name="Tabla2.A3" office:value-type="string">
            <text:p text:style-name="P36">Calero Saavedra, Rubén</text:p>
          </table:table-cell>
          <table:table-cell table:style-name="Tabla2.B3" office:value-type="string">
            <text:p text:style-name="P29">No se observan cambios <text:span text:style-name="T24">académicos </text:span>significativos. <text:span text:style-name="T24">Se realiza reunión en la Unidad de Salud Mental de Valterra con especialistas. </text:span><text:soft-page-break/><text:span text:style-name="T24">Se reciben materiales y pautas de interacción con el alumno. Se comunican las mismas al equipo educativo.</text:span></text:p>
          </table:table-cell>
        </table:table-row>
        <table:table-row table:style-name="Tabla2.2">
          <table:table-cell table:style-name="Tabla2.A3" office:value-type="string">
            <text:p text:style-name="P36">CARRILLO MEDINA, ÁNGELO</text:p>
          </table:table-cell>
          <table:table-cell table:style-name="Tabla2.B3" office:value-type="string">
            <text:p text:style-name="P29">Bien en general, sin cambios sustanciales.</text:p>
          </table:table-cell>
        </table:table-row>
        <table:table-row table:style-name="Tabla2.2">
          <table:table-cell table:style-name="Tabla2.A3" office:value-type="string">
            <text:p text:style-name="P36"><text:span text:style-name="T20">Díaz </text:span>Moreno, Javier</text:p>
          </table:table-cell>
          <table:table-cell table:style-name="Tabla2.B3" office:value-type="string">
            <text:p text:style-name="P42">Dificultades en AIF, sobre todo en contenidos de tipo abstracto. De resto sin cambios significativos.</text:p>
          </table:table-cell>
        </table:table-row>
        <table:table-row table:style-name="Tabla2.2">
          <table:table-cell table:style-name="Tabla2.A3" office:value-type="string">
            <text:p text:style-name="P36">Fernández Tellado, Sergio</text:p>
          </table:table-cell>
          <table:table-cell table:style-name="Tabla2.B3" office:value-type="string">
            <text:p text:style-name="P29">Ha abandonado el seguimiento de las clases, salvo en FOL que quiere aprobar para que se la convaliden el próximo curso</text:p>
          </table:table-cell>
        </table:table-row>
        <table:table-row table:style-name="Tabla2.2">
          <table:table-cell table:style-name="Tabla2.A3" office:value-type="string">
            <text:p text:style-name="P36">González Rodríguez, Felipe</text:p>
          </table:table-cell>
          <table:table-cell table:style-name="Tabla2.B3" office:value-type="string">
            <text:p text:style-name="P29">Sin cambios significativos</text:p>
          </table:table-cell>
        </table:table-row>
        <table:table-row table:style-name="Tabla2.2">
          <table:table-cell table:style-name="Tabla2.A2" office:value-type="string">
            <text:p text:style-name="P36">Granado Jiménez, Brayan</text:p>
          </table:table-cell>
          <table:table-cell table:style-name="Tabla2.B2" office:value-type="string">
            <text:p text:style-name="P29">En algunos módulos ha empeorado el comportamiento, pero mantiene el rendimiento</text:p>
          </table:table-cell>
        </table:table-row>
        <table:table-row table:style-name="Tabla2.2">
          <table:table-cell table:style-name="Tabla2.A2" office:value-type="string">
            <text:p text:style-name="P36">HERNÁNDEZ CHAVAUD, ADRIÁN</text:p>
          </table:table-cell>
          <table:table-cell table:style-name="Tabla2.B2" office:value-type="string">
            <text:p text:style-name="P29">Falta mucho a clase, manifiesta que no va a continuar los estudios.</text:p>
          </table:table-cell>
        </table:table-row>
        <table:table-row table:style-name="Tabla2.2">
          <table:table-cell table:style-name="Tabla2.A3" office:value-type="string">
            <text:p text:style-name="P36">HERNÁNDEZ CONCEPCIÓN, ROBERTO</text:p>
          </table:table-cell>
          <table:table-cell table:style-name="Tabla2.B3" office:value-type="string">
            <text:p text:style-name="P43">Se observa mejora en MJE y sigue en su línea general</text:p>
          </table:table-cell>
        </table:table-row>
        <table:table-row table:style-name="Tabla2.2">
          <table:table-cell table:style-name="Tabla2.A2" office:value-type="string">
            <text:p text:style-name="P36">Hernández Martínez, Jonatan</text:p>
          </table:table-cell>
          <table:table-cell table:style-name="Tabla2.B2" office:value-type="string">
            <text:p text:style-name="P27">Aunque asiste a clase no trabaja, ni entrega actividades, ni estudia</text:p>
          </table:table-cell>
        </table:table-row>
        <table:table-row table:style-name="Tabla2.2">
          <table:table-cell table:style-name="Tabla2.A3" office:value-type="string">
            <text:p text:style-name="P36">HUMIA VELASCO, SERGIO</text:p>
          </table:table-cell>
          <table:table-cell table:style-name="Tabla2.B3" office:value-type="string">
            <text:p text:style-name="P30">Evolución muy positiva después del cambio de ubicación en varios módulos</text:p>
          </table:table-cell>
        </table:table-row>
        <table:table-row table:style-name="Tabla2.13">
          <table:table-cell table:style-name="Tabla2.A2" office:value-type="string">
            <text:p text:style-name="P36">Laita Solachi, Alain</text:p>
          </table:table-cell>
          <table:table-cell table:style-name="Tabla2.B2" office:value-type="string">
            <text:p text:style-name="P30">Baja en tramitación</text:p>
          </table:table-cell>
        </table:table-row>
        <table:table-row table:style-name="Tabla2.2">
          <table:table-cell table:style-name="Tabla2.A3" office:value-type="string">
            <text:p text:style-name="P36">Luzardo Curbelo, Alberto</text:p>
          </table:table-cell>
          <table:table-cell table:style-name="Tabla2.B3" office:value-type="string">
            <text:p text:style-name="P28">Con capacidad. No trabaja, ni estudia, ni se esfuerza. <text:span text:style-name="T22">Sólo hace algo en actividades muy dirigidas</text:span></text:p>
          </table:table-cell>
        </table:table-row>
        <table:table-row table:style-name="Tabla2.2">
          <table:table-cell table:style-name="Tabla2.A3" office:value-type="string">
            <text:p text:style-name="P36">Noguera López, Johan</text:p>
          </table:table-cell>
          <table:table-cell table:style-name="Tabla2.B3" office:value-type="string">
            <text:p text:style-name="P44">Ha dejado de faltar. Hace lo justo para aprobar. Podría obtener mejores resultados</text:p>
          </table:table-cell>
        </table:table-row>
        <table:table-row table:style-name="Tabla2.2">
          <table:table-cell table:style-name="Tabla2.A3" office:value-type="string">
            <text:p text:style-name="P36">NSUE NTUTUMU, REGINALDO</text:p>
          </table:table-cell>
          <table:table-cell table:style-name="Tabla2.B3" office:value-type="string">
            <text:p text:style-name="P28"><text:span text:style-name="T23">Pendiente de la homologación de los estudios. Continua con la e</text:span>volución positiva</text:p>
          </table:table-cell>
        </table:table-row>
        <table:table-row table:style-name="Tabla2.2">
          <table:table-cell table:style-name="Tabla2.A3" office:value-type="string">
            <text:p text:style-name="P36">Olivero Cabrera, Héctor</text:p>
          </table:table-cell>
          <table:table-cell table:style-name="Tabla2.B3" office:value-type="string">
            <text:p text:style-name="P45">No se observan cambios significativos</text:p>
          </table:table-cell>
        </table:table-row>
        <table:table-row table:style-name="Tabla2.2">
          <table:table-cell table:style-name="Tabla2.A2" office:value-type="string">
            <text:p text:style-name="P36">Ramos Pérez, Francisco Abel</text:p>
          </table:table-cell>
          <table:table-cell table:style-name="Tabla2.B2" office:value-type="string">
            <text:p text:style-name="P31">Leve mejora desde que recibe clases particulares. </text:p>
          </table:table-cell>
        </table:table-row>
        <table:table-row table:style-name="Tabla2.2">
          <table:table-cell table:style-name="Tabla2.A3" office:value-type="string">
            <text:p text:style-name="P36">RÍOS INFANTE, OSCAR</text:p>
          </table:table-cell>
          <table:table-cell table:style-name="Tabla2.B3" office:value-type="string">
            <text:p text:style-name="P31">Ha perdido muchos días de clase. Se ha vuelto a incorporar a las clases. Tiene muy complicado superar el curso</text:p>
          </table:table-cell>
        </table:table-row>
        <table:table-row table:style-name="Tabla2.2">
          <table:table-cell table:style-name="Tabla2.A3" office:value-type="string">
            <text:p text:style-name="P36">Rodríguez Ortega, Azael</text:p>
          </table:table-cell>
          <table:table-cell table:style-name="Tabla2.B3" office:value-type="string">
            <text:p text:style-name="P45">Mejora en la sociabilidad. De resto continua en su línea de buenos resultados</text:p>
          </table:table-cell>
        </table:table-row>
        <table:table-row table:style-name="Tabla2.2">
          <table:table-cell table:style-name="Tabla2.A3" office:value-type="string">
            <text:p text:style-name="P35">Vera Fresco, Alejandro</text:p>
          </table:table-cell>
          <table:table-cell table:style-name="Tabla2.B3" office:value-type="string">
            <text:p text:style-name="P31">Sin evolución significativa</text:p>
          </table:table-cell>
        </table:table-row>
      </table:table>
      <text:p text:style-name="P9"/>
      <text:p text:style-name="P14"><text:span text:style-name="T4">3. </text:span><text:span text:style-name="T2">Toma de decisiones consensuadas del equipo docente</text:span><text:span text:style-name="T5"> EL EQUIPO DOCENTE.</text:span></text:p>
      <text:p text:style-name="P5"/>
      <text:p text:style-name="P16">Respecto a las propuestas de mejora realizadas en la sesión de evaluación del segundo trimestre se comenta:</text:p>
      <text:p text:style-name="P16"/>
      <text:list xml:id="list2045434189" text:style-name="L2">
        <text:list-item>
          <text:p text:style-name="P40">Cambio de ubicación del alumnado: se observa mejora en el ambiente de clase, Rubén se encuentra menos estresado y tranquilo en clase salvo por los episodios periódicos de ansiendad. Sergio Humia está más centrado y colabora con Javier y Brayan. Regi está menos aislado y atiende y participa más en clase.</text:p>
        </text:list-item>
        <text:list-item>
          <text:p text:style-name="P40">Seguimiento del absentismo: el número de faltas injustificadas del alumnado <text:span text:style-name="T21">h</text:span>a disminuido sensiblemente, sólo el alumno Adrián ha dejado de asistir con regularidad y parece haber abandonado las clases.</text:p>
        </text:list-item>
        <text:list-item>
          <text:p text:style-name="P40">Clases particulares de Fran por parte de alumno de segundo del ciclo: pronto para evaluar la medida, el alumno manifiesta que le está sirviendo. <text:span text:style-name="T21">Se observa leve mejoría en notas de pruebas y controles.</text:span></text:p>
        </text:list-item>
      </text:list>
      <text:p text:style-name="P16"/>
      <text:p text:style-name="P17">Propuestas de cara a lo que queda de curso:</text:p>
      <text:p text:style-name="P17"/>
      <text:list xml:id="list2226102129" text:style-name="L3">
        <text:list-item>
          <text:p text:style-name="P41">Implementar pautas generales en el aula para la mejora de la integración del alumno Rubén debido a su problemática:</text:p>
          <text:list>
            <text:list-item>
              <text:p text:style-name="P41">Seguir recomendaciones ante episodios de crisis del alumno.</text:p>
            </text:list-item>
            <text:list-item>
              <text:p text:style-name="P41"><text:soft-page-break/>Procurar que las tareas a desarrollar estén claras y bien especificadas.</text:p>
            </text:list-item>
            <text:list-item>
              <text:p text:style-name="P41">Establecer medidas para que el clima en el aula sea tranquilo.</text:p>
            </text:list-item>
            <text:list-item>
              <text:p text:style-name="P41">Emparejar para tareas en grupo con alumno o alumnos con los que el se sienta a gusto.</text:p>
            </text:list-item>
            <text:list-item>
              <text:p text:style-name="P41">Localizar alumno de referencia. Se recomienda que sea maduro, empático y que haga de mediador con el resto del grupo.</text:p>
            </text:list-item>
            <text:list-item>
              <text:p text:style-name="P41">Hacer llegar a los compañeros de clase pautas para el trato diario.</text:p>
            </text:list-item>
          </text:list>
        </text:list-item>
      </text:list>
      <text:p text:style-name="P6"/>
      <text:p text:style-name="P3">Sin más asuntos que tratar, se da por concluida esta primera sesión de la evaluación sin nota, siendo las 1<text:span text:style-name="T24">5</text:span>:<text:span text:style-name="T14">0</text:span>0 horas del día <text:span text:style-name="T18">9 de mayo de 2018</text:span>, de todo lo cual yo, como coordinador de esta sesión de evaluación, doy fe.</text:p>
      <text:p text:style-name="P3"/>
      <text:p text:style-name="P3"/>
      <text:p text:style-name="P3"/>
      <text:p text:style-name="P12">En Haría, a <text:span text:style-name="T18">9 de mayo</text:span> de 201<text:span text:style-name="T14">7</text:span>.<text:span text:style-name="T10"> </text:span></text:p>
      <text:p text:style-name="P23"/>
      <text:p text:style-name="P33"><text:span text:style-name="T11"><text:tab/><text:tab/><text:tab/><text:tab/><text:tab/> <text:s text:c="6"/></text:span><text:span text:style-name="T7">El tutor del grupo</text:span></text:p>
      <text:p text:style-name="P34"/>
      <text:p text:style-name="P34"/>
      <text:p text:style-name="P32">Fdo.: <text:span text:style-name="T14">Iván Chillón García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15%"/>
      <style:text-properties style:text-underline-style="none" fo:font-weight="bold" officeooo:rsid="00212ae4" officeooo:paragraph-rsid="001e50b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4:04:12.623924000</meta:creation-date>
    <dc:date>2018-05-09T17:06:55.491019640</dc:date>
    <meta:editing-duration>P3DT1H49M1S</meta:editing-duration>
    <meta:editing-cycles>44</meta:editing-cycles>
    <meta:generator>LibreOffice/6.0.2.1$Linux_X86_64 LibreOffice_project/00m0$Build-1</meta:generator>
    <meta:document-statistic meta:table-count="1" meta:image-count="0" meta:object-count="0" meta:page-count="3" meta:paragraph-count="79" meta:word-count="918" meta:character-count="5547" meta:non-whitespace-character-count="4705"/>
  </office:meta>
</office:document-meta>
</file>